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6pt"/>
    </style:style>
    <style:style style:name="co3" style:family="table-column">
      <style:table-column-properties fo:break-before="auto" style:column-width="84.84pt"/>
    </style:style>
    <style:style style:name="co4" style:family="table-column">
      <style:table-column-properties fo:break-before="auto" style:column-width="57.4pt"/>
    </style:style>
    <style:style style:name="co5" style:family="table-column">
      <style:table-column-properties fo:break-before="auto" style:column-width="60.86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88.3pt"/>
    </style:style>
    <style:style style:name="co8" style:family="table-column">
      <style:table-column-properties fo:break-before="auto" style:column-width="109.76pt"/>
    </style:style>
    <style:style style:name="co9" style:family="table-column">
      <style:table-column-properties fo:break-before="auto" style:column-width="90.85pt"/>
    </style:style>
    <style:style style:name="co10" style:family="table-column">
      <style:table-column-properties fo:break-before="auto" style:column-width="80.11pt"/>
    </style:style>
    <style:style style:name="co11" style:family="table-column">
      <style:table-column-properties fo:break-before="auto" style:column-width="120.39pt"/>
    </style:style>
    <style:style style:name="co12" style:family="table-column">
      <style:table-column-properties fo:break-before="auto" style:column-width="106.64pt"/>
    </style:style>
    <style:style style:name="co13" style:family="table-column">
      <style:table-column-properties fo:break-before="auto" style:column-width="76.65pt"/>
    </style:style>
    <style:style style:name="co14" style:family="table-column">
      <style:table-column-properties fo:break-before="auto" style:column-width="116.96pt"/>
    </style:style>
    <style:style style:name="co15" style:family="table-column">
      <style:table-column-properties fo:break-before="auto" style:column-width="123.85pt"/>
    </style:style>
    <style:style style:name="co16" style:family="table-column">
      <style:table-column-properties fo:break-before="auto" style:column-width="65.51pt"/>
    </style:style>
    <style:style style:name="co17" style:family="table-column">
      <style:table-column-properties fo:break-before="auto" style:column-width="105.79pt"/>
    </style:style>
    <style:style style:name="co18" style:family="table-column">
      <style:table-column-properties fo:break-before="auto" style:column-width="112.71pt"/>
    </style:style>
    <style:style style:name="co19" style:family="table-column">
      <style:table-column-properties fo:break-before="auto" style:column-width="9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aadcf7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fo:background-color="#aadcf7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aadcf7" fo:border="0.06pt solid #000000"/>
      <style:text-properties fo:font-size="11pt" fo:font-style="normal" style:font-size-asian="11pt" style:font-style-asian="normal" style:font-size-complex="11pt" style:font-style-complex="normal"/>
    </style:style>
    <style:style style:name="ce5" style:family="table-cell" style:parent-style-name="Default" style:data-style-name="N4">
      <style:table-cell-properties fo:background-color="#aadcf7" fo:border="0.06pt solid #000000"/>
    </style:style>
    <style:style style:name="ce6" style:family="table-cell" style:parent-style-name="Default">
      <style:table-cell-properties fo:border-bottom="0.06pt solid #000000" fo:background-color="#aadcf7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ackground-color="#aadcf7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f2cbf8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2cbf8" fo:border="0.06pt solid #000000"/>
      <style:text-properties fo:font-size="11pt" fo:font-style="normal" style:font-size-asian="11pt" style:font-style-asian="normal" style:font-size-complex="11pt" style:font-style-complex="normal"/>
    </style:style>
    <style:style style:name="ce10" style:family="table-cell" style:parent-style-name="Default" style:data-style-name="N4">
      <style:table-cell-properties fo:background-color="#f2cbf8" fo:border="0.06pt solid #000000"/>
    </style:style>
    <style:style style:name="ce11" style:family="table-cell" style:parent-style-name="Default">
      <style:table-cell-properties fo:border-bottom="0.06pt solid #000000" fo:background-color="#f2cbf8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f2cbf8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alys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8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9" table:default-cell-style-name="ce5"/>
        <table:table-row table:style-name="ro1">
          <table:table-cell/>
          <table:table-cell table:style-name="Default" table:number-columns-repeated="16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emps </text:p>
          </table:table-cell>
          <table:table-cell table:style-name="ce3"/>
          <table:table-cell table:style-name="ce6" table:number-columns-repeated="2"/>
          <table:table-cell table:style-name="ce7"/>
          <table:table-cell table:style-name="ce8" office:value-type="string" calcext:value-type="string">
            <text:p>Noeuds </text:p>
          </table:table-cell>
          <table:table-cell table:style-name="ce8"/>
          <table:table-cell table:style-name="ce11" table:number-columns-repeated="2"/>
          <table:table-cell table:style-name="ce12"/>
          <table:table-cell table:style-name="ce3" office:value-type="string" calcext:value-type="string">
            <text:p>Taille maximale du tas</text:p>
          </table:table-cell>
          <table:table-cell table:style-name="ce3"/>
          <table:table-cell table:style-name="ce6" table:number-columns-repeated="2"/>
          <table:table-cell table:style-name="ce7"/>
        </table:table-row>
        <table:table-row table:style-name="ro3">
          <table:table-cell/>
          <table:table-cell table:style-name="ce1"/>
          <table:table-cell table:style-name="ce4" office:value-type="string" calcext:value-type="string">
            <text:p>Moyenne</text:p>
          </table:table-cell>
          <table:table-cell table:style-name="ce4" office:value-type="string" calcext:value-type="string">
            <text:p>Median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cart Type</text:p>
          </table:table-cell>
          <table:table-cell table:style-name="ce9" office:value-type="string" calcext:value-type="string">
            <text:p>Moyenne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Ecart Type</text:p>
          </table:table-cell>
          <table:table-cell table:style-name="ce4" office:value-type="string" calcext:value-type="string">
            <text:p>Moyenne</text:p>
          </table:table-cell>
          <table:table-cell table:style-name="ce4" office:value-type="string" calcext:value-type="string">
            <text:p>Median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cart type</text:p>
          </table:table-cell>
        </table:table-row>
        <table:table-row table:style-name="ro2">
          <table:table-cell/>
          <table:table-cell office:value-type="string" calcext:value-type="string">
            <text:p>Bellman</text:p>
          </table:table-cell>
          <table:table-cell table:formula="of:=AVERAGE([Sheet1.A2:.A51])" office:value-type="float" office:value="9102.36" calcext:value-type="float">
            <text:p>9,102.36</text:p>
          </table:table-cell>
          <table:table-cell table:formula="of:=MEDIAN([Sheet1.A2:.A51])" office:value-type="float" office:value="8997" calcext:value-type="float">
            <text:p>8,997.00</text:p>
          </table:table-cell>
          <table:table-cell table:formula="of:=MIN([Sheet1.A2:.A51])" office:value-type="float" office:value="6525" calcext:value-type="float">
            <text:p>6,525.00</text:p>
          </table:table-cell>
          <table:table-cell table:formula="of:=MAX([Sheet1.A2:.A51])" office:value-type="float" office:value="12427" calcext:value-type="float">
            <text:p>12,427.00</text:p>
          </table:table-cell>
          <table:table-cell table:formula="of:=STDEVPA([Sheet1.A2:.A51])" office:value-type="float" office:value="1373.51822354128" calcext:value-type="float">
            <text:p>1,373.52</text:p>
          </table:table-cell>
          <table:table-cell table:number-columns-repeated="10" office:value-type="string" calcext:value-type="string">
            <text:p>/</text:p>
          </table:table-cell>
        </table:table-row>
        <table:table-row table:style-name="ro2">
          <table:table-cell/>
          <table:table-cell office:value-type="string" calcext:value-type="string">
            <text:p>Dijkstra</text:p>
          </table:table-cell>
          <table:table-cell table:formula="of:=AVERAGE([Sheet1.D2:.D51])" office:value-type="float" office:value="253.78" calcext:value-type="float">
            <text:p>253.78</text:p>
          </table:table-cell>
          <table:table-cell table:formula="of:=MEDIAN([Sheet1.D2:.D51])" office:value-type="float" office:value="252.5" calcext:value-type="float">
            <text:p>252.50</text:p>
          </table:table-cell>
          <table:table-cell table:formula="of:=MIN([Sheet1.D2:.D51])" office:value-type="float" office:value="11" calcext:value-type="float">
            <text:p>11.00</text:p>
          </table:table-cell>
          <table:table-cell table:formula="of:=MAX([Sheet1.D2:.D51])" office:value-type="float" office:value="531" calcext:value-type="float">
            <text:p>531.00</text:p>
          </table:table-cell>
          <table:table-cell table:formula="of:=STDEVPA([Sheet1.D2:.D51])" office:value-type="float" office:value="163.633528349174" calcext:value-type="float">
            <text:p>163.63</text:p>
          </table:table-cell>
          <table:table-cell table:formula="of:=AVERAGE([Sheet1.E2:.E51])" office:value-type="float" office:value="61446.72" calcext:value-type="float">
            <text:p>61,446.72</text:p>
          </table:table-cell>
          <table:table-cell table:formula="of:=MEDIAN([Sheet1.E2:.E51])" office:value-type="float" office:value="55404" calcext:value-type="float">
            <text:p>55,404.00</text:p>
          </table:table-cell>
          <table:table-cell table:formula="of:=MIN([Sheet1.E2:.E51])" office:value-type="float" office:value="4898" calcext:value-type="float">
            <text:p>4,898.00</text:p>
          </table:table-cell>
          <table:table-cell table:formula="of:=MAX([Sheet1.E2:.E51])" office:value-type="float" office:value="131115" calcext:value-type="float">
            <text:p>131,115.00</text:p>
          </table:table-cell>
          <table:table-cell table:formula="of:=STDEVPA([Sheet1.E2:.E51])" office:value-type="float" office:value="37515.0222988285" calcext:value-type="float">
            <text:p>37,515.02</text:p>
          </table:table-cell>
          <table:table-cell table:formula="of:=AVERAGE([Sheet1.F2:.F51])" office:value-type="float" office:value="286.6" calcext:value-type="float">
            <text:p>286.60</text:p>
          </table:table-cell>
          <table:table-cell table:formula="of:=MEDIAN([Sheet1.F2:.F51])" office:value-type="float" office:value="311" calcext:value-type="float">
            <text:p>311.00</text:p>
          </table:table-cell>
          <table:table-cell table:formula="of:=MIN([Sheet1.F2:.F51])" office:value-type="float" office:value="102" calcext:value-type="float">
            <text:p>102.00</text:p>
          </table:table-cell>
          <table:table-cell table:formula="of:=MAX([Sheet1.F2:.F51])" office:value-type="float" office:value="468" calcext:value-type="float">
            <text:p>468.00</text:p>
          </table:table-cell>
          <table:table-cell table:formula="of:=STDEVPA([Sheet1.F2:.F51])" office:value-type="float" office:value="80.7039032513298" calcext:value-type="float">
            <text:p>80.70</text:p>
          </table:table-cell>
        </table:table-row>
        <table:table-row table:style-name="ro2">
          <table:table-cell/>
          <table:table-cell office:value-type="string" calcext:value-type="string">
            <text:p>A*</text:p>
          </table:table-cell>
          <table:table-cell table:formula="of:=AVERAGE([Sheet1.G2:.G51])" office:value-type="float" office:value="157.3" calcext:value-type="float">
            <text:p>157.30</text:p>
          </table:table-cell>
          <table:table-cell table:formula="of:=MEDIAN([Sheet1.G2:.G51])" office:value-type="float" office:value="82.5" calcext:value-type="float">
            <text:p>82.50</text:p>
          </table:table-cell>
          <table:table-cell table:formula="of:=MIN([Sheet1.G2:.G51])" office:value-type="float" office:value="2" calcext:value-type="float">
            <text:p>2.00</text:p>
          </table:table-cell>
          <table:table-cell table:formula="of:=MAX([Sheet1.G2:.G51])" office:value-type="float" office:value="589" calcext:value-type="float">
            <text:p>589.00</text:p>
          </table:table-cell>
          <table:table-cell table:formula="of:=STDEVPA([Sheet1.G2:.G51])" office:value-type="float" office:value="165.597252392665" calcext:value-type="float">
            <text:p>165.60</text:p>
          </table:table-cell>
          <table:table-cell table:formula="of:=AVERAGE([Sheet1.H2:.H51])" office:value-type="float" office:value="26599.42" calcext:value-type="float">
            <text:p>26,599.42</text:p>
          </table:table-cell>
          <table:table-cell table:formula="of:=MEDIAN([Sheet1.H2:.H51])" office:value-type="float" office:value="18031.5" calcext:value-type="float">
            <text:p>18,031.50</text:p>
          </table:table-cell>
          <table:table-cell table:formula="of:=MIN([Sheet1.H2:.H51])" office:value-type="float" office:value="723" calcext:value-type="float">
            <text:p>723.00</text:p>
          </table:table-cell>
          <table:table-cell table:formula="of:=MAX([Sheet1.H2:.H51])" office:value-type="float" office:value="83077" calcext:value-type="float">
            <text:p>83,077.00</text:p>
          </table:table-cell>
          <table:table-cell table:formula="of:=STDEVPA([Sheet1.H2:.H51])" office:value-type="float" office:value="23727.5248950159" calcext:value-type="float">
            <text:p>23,727.52</text:p>
          </table:table-cell>
          <table:table-cell table:formula="of:=AVERAGE([Sheet1.I2:.I51])" office:value-type="float" office:value="353.92" calcext:value-type="float">
            <text:p>353.92</text:p>
          </table:table-cell>
          <table:table-cell table:formula="of:=MEDIAN([Sheet1.I2:.I51])" office:value-type="float" office:value="357.5" calcext:value-type="float">
            <text:p>357.50</text:p>
          </table:table-cell>
          <table:table-cell table:formula="of:=MIN([Sheet1.I2:.I51])" office:value-type="float" office:value="52" calcext:value-type="float">
            <text:p>52.00</text:p>
          </table:table-cell>
          <table:table-cell table:formula="of:=MAX([Sheet1.I2:.I51])" office:value-type="float" office:value="1047" calcext:value-type="float">
            <text:p>1,047.00</text:p>
          </table:table-cell>
          <table:table-cell table:formula="of:=STDEVPA([Sheet1.I2:.I51])" office:value-type="float" office:value="180.876957073033" calcext:value-type="float">
            <text:p>180.88</text:p>
          </table:table-cell>
        </table:table-row>
      </table:table>
      <table:table table:name="Sheet1" table:style-name="ta1">
        <table:shapes>
          <draw:frame draw:z-index="0" draw:style-name="gr1" draw:text-style-name="P1" svg:width="821.17pt" svg:height="461.88pt" svg:x="659.74pt" svg:y="810.74pt">
            <loext:p draw:notify-on-update-of-ranges="Sheet1.A1:Sheet1.A1 Sheet1.A2:Sheet1.A51 Sheet1.D1:Sheet1.D1 Sheet1.D2:Sheet1.D51 Sheet1.G1:Sheet1.G1 Sheet1.G2:Sheet1.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39.79pt" svg:height="472.37pt" svg:x="0pt" svg:y="814.37pt">
            <loext:p draw:notify-on-update-of-ranges="Sheet1.E1:Sheet1.E1 Sheet1.E2:Sheet1.E51 Sheet1.H1:Sheet1.H1 Sheet1.H2:Sheet1.H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03.74pt" svg:height="508.34pt" svg:x="4.17pt" svg:y="1301.7pt">
            <loext:p draw:notify-on-update-of-ranges="Sheet1.F1:Sheet1.F1 Sheet1.F2:Sheet1.F51 Sheet1.I1:Sheet1.I1 Sheet1.I2:Sheet1.I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Bellman temps</text:p>
          </table:table-cell>
          <table:table-cell office:value-type="string" calcext:value-type="string">
            <text:p>Bellman nodes évalués</text:p>
          </table:table-cell>
          <table:table-cell office:value-type="string" calcext:value-type="string">
            <text:p>Bell taille max du tas</text:p>
          </table:table-cell>
          <table:table-cell office:value-type="string" calcext:value-type="string">
            <text:p>Dijkstra temps</text:p>
          </table:table-cell>
          <table:table-cell office:value-type="string" calcext:value-type="string">
            <text:p>Dijkstra nodes évalués</text:p>
          </table:table-cell>
          <table:table-cell office:value-type="string" calcext:value-type="string">
            <text:p>Dijkstra taille max du tas</text:p>
          </table:table-cell>
          <table:table-cell office:value-type="string" calcext:value-type="string">
            <text:p>Astar temps</text:p>
          </table:table-cell>
          <table:table-cell office:value-type="string" calcext:value-type="string">
            <text:p>Astar nodes évalués</text:p>
          </table:table-cell>
          <table:table-cell office:value-type="string" calcext:value-type="string">
            <text:p>Astar taille max du tas</text:p>
          </table:table-cell>
          <table:table-cell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477" calcext:value-type="float">
            <text:p>7477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2996" calcext:value-type="float">
            <text:p>2996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788" calcext:value-type="float">
            <text:p>5788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3199" calcext:value-type="float">
            <text:p>3199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0087" calcext:value-type="float">
            <text:p>1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2698" calcext:value-type="float">
            <text:p>112698</text:p>
          </table:table-cell>
          <table:table-cell office:value-type="float" office:value="342" calcext:value-type="float">
            <text:p>342</text:p>
          </table:table-cell>
          <table:table-cell office:value-type="float" office:value="390" calcext:value-type="float">
            <text:p>390</text:p>
          </table:table-cell>
          <table:table-cell office:value-type="float" office:value="71355" calcext:value-type="float">
            <text:p>71355</text:p>
          </table:table-cell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54936" calcext:value-type="float">
            <text:p>54936</text:p>
          </table:table-cell>
          <table:table-cell office:value-type="float" office:value="390" calcext:value-type="float">
            <text:p>390</text:p>
          </table:table-cell>
          <table:table-cell office:value-type="float" office:value="244" calcext:value-type="float">
            <text:p>244</text:p>
          </table:table-cell>
          <table:table-cell office:value-type="float" office:value="35252" calcext:value-type="float">
            <text:p>35252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7663" calcext:value-type="float">
            <text:p>37663</text:p>
          </table:table-cell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2680" calcext:value-type="float">
            <text:p>2680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112872" calcext:value-type="float">
            <text:p>112872</text:p>
          </table:table-cell>
          <table:table-cell office:value-type="float" office:value="468" calcext:value-type="float">
            <text:p>468</text:p>
          </table:table-cell>
          <table:table-cell office:value-type="float" office:value="63" calcext:value-type="float">
            <text:p>63</text:p>
          </table:table-cell>
          <table:table-cell office:value-type="float" office:value="21659" calcext:value-type="float">
            <text:p>21659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12013" calcext:value-type="float">
            <text:p>1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53397" calcext:value-type="float">
            <text:p>53397</text:p>
          </table:table-cell>
          <table:table-cell office:value-type="float" office:value="370" calcext:value-type="float">
            <text:p>370</text:p>
          </table:table-cell>
          <table:table-cell office:value-type="float" office:value="320" calcext:value-type="float">
            <text:p>320</text:p>
          </table:table-cell>
          <table:table-cell office:value-type="float" office:value="47772" calcext:value-type="float">
            <text:p>47772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114972" calcext:value-type="float">
            <text:p>114972</text:p>
          </table:table-cell>
          <table:table-cell office:value-type="float" office:value="356" calcext:value-type="float">
            <text:p>356</text:p>
          </table:table-cell>
          <table:table-cell office:value-type="float" office:value="111" calcext:value-type="float">
            <text:p>111</text:p>
          </table:table-cell>
          <table:table-cell office:value-type="float" office:value="18953" calcext:value-type="float">
            <text:p>18953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0843" calcext:value-type="float">
            <text:p>40843</text:p>
          </table:table-cell>
          <table:table-cell office:value-type="float" office:value="325" calcext:value-type="float">
            <text:p>325</text:p>
          </table:table-cell>
          <table:table-cell office:value-type="float" office:value="222" calcext:value-type="float">
            <text:p>222</text:p>
          </table:table-cell>
          <table:table-cell office:value-type="float" office:value="25067" calcext:value-type="float">
            <text:p>25067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7733" calcext:value-type="float">
            <text:p>37733</text:p>
          </table:table-cell>
          <table:table-cell office:value-type="float" office:value="311" calcext:value-type="float">
            <text:p>311</text:p>
          </table:table-cell>
          <table:table-cell office:value-type="float" office:value="126" calcext:value-type="float">
            <text:p>126</text:p>
          </table:table-cell>
          <table:table-cell office:value-type="float" office:value="17110" calcext:value-type="float">
            <text:p>1711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127783" calcext:value-type="float">
            <text:p>127783</text:p>
          </table:table-cell>
          <table:table-cell office:value-type="float" office:value="312" calcext:value-type="float">
            <text:p>312</text:p>
          </table:table-cell>
          <table:table-cell office:value-type="float" office:value="589" calcext:value-type="float">
            <text:p>589</text:p>
          </table:table-cell>
          <table:table-cell office:value-type="float" office:value="79557" calcext:value-type="float">
            <text:p>79557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40260" calcext:value-type="float">
            <text:p>40260</text:p>
          </table:table-cell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office:value-type="float" office:value="5281" calcext:value-type="float">
            <text:p>5281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3097" calcext:value-type="float">
            <text:p>23097</text:p>
          </table:table-cell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office:value-type="float" office:value="4064" calcext:value-type="float">
            <text:p>4064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2937" calcext:value-type="float">
            <text:p>32937</text:p>
          </table:table-cell>
          <table:table-cell office:value-type="float" office:value="240" calcext:value-type="float">
            <text:p>240</text:p>
          </table:table-cell>
          <table:table-cell office:value-type="float" office:value="73" calcext:value-type="float">
            <text:p>73</text:p>
          </table:table-cell>
          <table:table-cell office:value-type="float" office:value="13609" calcext:value-type="float">
            <text:p>13609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31115" calcext:value-type="float">
            <text:p>131115</text:p>
          </table:table-cell>
          <table:table-cell office:value-type="float" office:value="352" calcext:value-type="float">
            <text:p>352</text:p>
          </table:table-cell>
          <table:table-cell office:value-type="float" office:value="483" calcext:value-type="float">
            <text:p>483</text:p>
          </table:table-cell>
          <table:table-cell office:value-type="float" office:value="83077" calcext:value-type="float">
            <text:p>83077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84587" calcext:value-type="float">
            <text:p>84587</text:p>
          </table:table-cell>
          <table:table-cell office:value-type="float" office:value="268" calcext:value-type="float">
            <text:p>268</text:p>
          </table:table-cell>
          <table:table-cell office:value-type="float" office:value="411" calcext:value-type="float">
            <text:p>411</text:p>
          </table:table-cell>
          <table:table-cell office:value-type="float" office:value="57824" calcext:value-type="float">
            <text:p>57824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6249" calcext:value-type="float">
            <text:p>66249</text:p>
          </table:table-cell>
          <table:table-cell office:value-type="float" office:value="271" calcext:value-type="float">
            <text:p>271</text:p>
          </table:table-cell>
          <table:table-cell office:value-type="float" office:value="380" calcext:value-type="float">
            <text:p>380</text:p>
          </table:table-cell>
          <table:table-cell office:value-type="float" office:value="44691" calcext:value-type="float">
            <text:p>44691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8499" calcext:value-type="float">
            <text:p>38499</text:p>
          </table:table-cell>
          <table:table-cell office:value-type="float" office:value="249" calcext:value-type="float">
            <text:p>249</text:p>
          </table:table-cell>
          <table:table-cell office:value-type="float" office:value="110" calcext:value-type="float">
            <text:p>110</text:p>
          </table:table-cell>
          <table:table-cell office:value-type="float" office:value="21293" calcext:value-type="float">
            <text:p>21293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0966" calcext:value-type="float">
            <text:p>10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59915" calcext:value-type="float">
            <text:p>59915</text:p>
          </table:table-cell>
          <table:table-cell office:value-type="float" office:value="418" calcext:value-type="float">
            <text:p>418</text:p>
          </table:table-cell>
          <table:table-cell office:value-type="float" office:value="61" calcext:value-type="float">
            <text:p>61</text:p>
          </table:table-cell>
          <table:table-cell office:value-type="float" office:value="14444" calcext:value-type="float">
            <text:p>14444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91700" calcext:value-type="float">
            <text:p>91700</text:p>
          </table:table-cell>
          <table:table-cell office:value-type="float" office:value="318" calcext:value-type="float">
            <text:p>318</text:p>
          </table:table-cell>
          <table:table-cell office:value-type="float" office:value="89" calcext:value-type="float">
            <text:p>89</text:p>
          </table:table-cell>
          <table:table-cell office:value-type="float" office:value="21346" calcext:value-type="float">
            <text:p>21346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597" calcext:value-type="float">
            <text:p>5597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1233" calcext:value-type="float">
            <text:p>1233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8715" calcext:value-type="float">
            <text:p>68715</text:p>
          </table:table-cell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  <table:table-cell office:value-type="float" office:value="11107" calcext:value-type="float">
            <text:p>11107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5405" calcext:value-type="float">
            <text:p>35405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13855" calcext:value-type="float">
            <text:p>1385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96351" calcext:value-type="float">
            <text:p>96351</text:p>
          </table:table-cell>
          <table:table-cell office:value-type="float" office:value="320" calcext:value-type="float">
            <text:p>320</text:p>
          </table:table-cell>
          <table:table-cell office:value-type="float" office:value="188" calcext:value-type="float">
            <text:p>188</text:p>
          </table:table-cell>
          <table:table-cell office:value-type="float" office:value="34876" calcext:value-type="float">
            <text:p>34876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07985" calcext:value-type="float">
            <text:p>107985</text:p>
          </table:table-cell>
          <table:table-cell office:value-type="float" office:value="353" calcext:value-type="float">
            <text:p>353</text:p>
          </table:table-cell>
          <table:table-cell office:value-type="float" office:value="406" calcext:value-type="float">
            <text:p>406</text:p>
          </table:table-cell>
          <table:table-cell office:value-type="float" office:value="66057" calcext:value-type="float">
            <text:p>66057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1949" calcext:value-type="float">
            <text:p>11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104140" calcext:value-type="float">
            <text:p>104140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office:value-type="float" office:value="7524" calcext:value-type="float">
            <text:p>7524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0091" calcext:value-type="float">
            <text:p>1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9833" calcext:value-type="float">
            <text:p>69833</text:p>
          </table:table-cell>
          <table:table-cell office:value-type="float" office:value="288" calcext:value-type="float">
            <text:p>288</text:p>
          </table:table-cell>
          <table:table-cell office:value-type="float" office:value="350" calcext:value-type="float">
            <text:p>350</text:p>
          </table:table-cell>
          <table:table-cell office:value-type="float" office:value="49619" calcext:value-type="float">
            <text:p>49619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9952" calcext:value-type="float">
            <text:p>29952</text:p>
          </table:table-cell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float" office:value="5855" calcext:value-type="float">
            <text:p>585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84448" calcext:value-type="float">
            <text:p>84448</text:p>
          </table:table-cell>
          <table:table-cell office:value-type="float" office:value="312" calcext:value-type="float">
            <text:p>312</text:p>
          </table:table-cell>
          <table:table-cell office:value-type="float" office:value="325" calcext:value-type="float">
            <text:p>325</text:p>
          </table:table-cell>
          <table:table-cell office:value-type="float" office:value="54610" calcext:value-type="float">
            <text:p>54610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1814" calcext:value-type="float">
            <text:p>11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3481" calcext:value-type="float">
            <text:p>33481</text:p>
          </table:table-cell>
          <table:table-cell office:value-type="float" office:value="231" calcext:value-type="float">
            <text:p>231</text:p>
          </table:table-cell>
          <table:table-cell office:value-type="float" office:value="32" calcext:value-type="float">
            <text:p>32</text:p>
          </table:table-cell>
          <table:table-cell office:value-type="float" office:value="13221" calcext:value-type="float">
            <text:p>13221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12427" calcext:value-type="float">
            <text:p>12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035" calcext:value-type="float">
            <text:p>103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100749" calcext:value-type="float">
            <text:p>100749</text:p>
          </table:table-cell>
          <table:table-cell office:value-type="float" office:value="377" calcext:value-type="float">
            <text:p>377</text:p>
          </table:table-cell>
          <table:table-cell office:value-type="float" office:value="265" calcext:value-type="float">
            <text:p>265</text:p>
          </table:table-cell>
          <table:table-cell office:value-type="float" office:value="49852" calcext:value-type="float">
            <text:p>49852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2791" calcext:value-type="float">
            <text:p>32791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office:value-type="float" office:value="13066" calcext:value-type="float">
            <text:p>13066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60213" calcext:value-type="float">
            <text:p>60213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3235" calcext:value-type="float">
            <text:p>13235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028" calcext:value-type="float">
            <text:p>9028</text:p>
          </table:table-cell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office:value-type="float" office:value="3419" calcext:value-type="float">
            <text:p>3419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85989" calcext:value-type="float">
            <text:p>85989</text:p>
          </table:table-cell>
          <table:table-cell office:value-type="float" office:value="307" calcext:value-type="float">
            <text:p>307</text:p>
          </table:table-cell>
          <table:table-cell office:value-type="float" office:value="143" calcext:value-type="float">
            <text:p>143</text:p>
          </table:table-cell>
          <table:table-cell office:value-type="float" office:value="29078" calcext:value-type="float">
            <text:p>29078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64865" calcext:value-type="float">
            <text:p>64865</text:p>
          </table:table-cell>
          <table:table-cell office:value-type="float" office:value="366" calcext:value-type="float">
            <text:p>366</text:p>
          </table:table-cell>
          <table:table-cell office:value-type="float" office:value="106" calcext:value-type="float">
            <text:p>106</text:p>
          </table:table-cell>
          <table:table-cell office:value-type="float" office:value="23748" calcext:value-type="float">
            <text:p>23748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7245" calcext:value-type="float">
            <text:p>37245</text:p>
          </table:table-cell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office:value-type="float" office:value="3332" calcext:value-type="float">
            <text:p>3332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0716" calcext:value-type="float">
            <text:p>10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9625" calcext:value-type="float">
            <text:p>19625</text:p>
          </table:table-cell>
          <table:table-cell office:value-type="float" office:value="176" calcext:value-type="float">
            <text:p>176</text:p>
          </table:table-cell>
          <table:table-cell office:value-type="float" office:value="49" calcext:value-type="float">
            <text:p>49</text:p>
          </table:table-cell>
          <table:table-cell office:value-type="float" office:value="10403" calcext:value-type="float">
            <text:p>10403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5787" calcext:value-type="float">
            <text:p>55787</text:p>
          </table:table-cell>
          <table:table-cell office:value-type="float" office:value="356" calcext:value-type="float">
            <text:p>356</text:p>
          </table:table-cell>
          <table:table-cell office:value-type="float" office:value="45" calcext:value-type="float">
            <text:p>45</text:p>
          </table:table-cell>
          <table:table-cell office:value-type="float" office:value="11238" calcext:value-type="float">
            <text:p>11238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70950" calcext:value-type="float">
            <text:p>70950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float" office:value="13574" calcext:value-type="float">
            <text:p>13574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121641" calcext:value-type="float">
            <text:p>121641</text:p>
          </table:table-cell>
          <table:table-cell office:value-type="float" office:value="389" calcext:value-type="float">
            <text:p>389</text:p>
          </table:table-cell>
          <table:table-cell office:value-type="float" office:value="207" calcext:value-type="float">
            <text:p>207</text:p>
          </table:table-cell>
          <table:table-cell office:value-type="float" office:value="34930" calcext:value-type="float">
            <text:p>34930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10947" calcext:value-type="float">
            <text:p>10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12983" calcext:value-type="float">
            <text:p>112983</text:p>
          </table:table-cell>
          <table:table-cell office:value-type="float" office:value="311" calcext:value-type="float">
            <text:p>311</text:p>
          </table:table-cell>
          <table:table-cell office:value-type="float" office:value="528" calcext:value-type="float">
            <text:p>528</text:p>
          </table:table-cell>
          <table:table-cell office:value-type="float" office:value="78910" calcext:value-type="float">
            <text:p>78910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5021" calcext:value-type="float">
            <text:p>55021</text:p>
          </table:table-cell>
          <table:table-cell office:value-type="float" office:value="325" calcext:value-type="float">
            <text:p>325</text:p>
          </table:table-cell>
          <table:table-cell office:value-type="float" office:value="83" calcext:value-type="float">
            <text:p>83</text:p>
          </table:table-cell>
          <table:table-cell office:value-type="float" office:value="20048" calcext:value-type="float">
            <text:p>20048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291" calcext:value-type="float">
            <text:p>6291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2199" calcext:value-type="float">
            <text:p>219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1005" calcext:value-type="float">
            <text:p>51005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48811" calcext:value-type="float">
            <text:p>48811</text:p>
          </table:table-cell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12242" calcext:value-type="float">
            <text:p>112242</text:p>
          </table:table-cell>
          <table:table-cell office:value-type="float" office:value="347" calcext:value-type="float">
            <text:p>347</text:p>
          </table:table-cell>
          <table:table-cell office:value-type="float" office:value="237" calcext:value-type="float">
            <text:p>237</text:p>
          </table:table-cell>
          <table:table-cell office:value-type="float" office:value="34930" calcext:value-type="float">
            <text:p>34930</text:p>
          </table:table-cell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3937" calcext:value-type="float">
            <text:p>43937</text:p>
          </table:table-cell>
          <table:table-cell office:value-type="float" office:value="218" calcext:value-type="float">
            <text:p>218</text:p>
          </table:table-cell>
          <table:table-cell office:value-type="float" office:value="38" calcext:value-type="float">
            <text:p>38</text:p>
          </table:table-cell>
          <table:table-cell office:value-type="float" office:value="16077" calcext:value-type="float">
            <text:p>16077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456" calcext:value-type="float">
            <text:p>6456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723" calcext:value-type="float">
            <text:p>72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0930" calcext:value-type="float">
            <text:p>10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10192" calcext:value-type="float">
            <text:p>110192</text:p>
          </table:table-cell>
          <table:table-cell office:value-type="float" office:value="370" calcext:value-type="float">
            <text:p>370</text:p>
          </table:table-cell>
          <table:table-cell office:value-type="float" office:value="501" calcext:value-type="float">
            <text:p>501</text:p>
          </table:table-cell>
          <table:table-cell office:value-type="float" office:value="72177" calcext:value-type="float">
            <text:p>72177</text:p>
          </table:table-cell>
          <table:table-cell office:value-type="float" office:value="588" calcext:value-type="float">
            <text:p>5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5:18:39.159630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0:21:24.464118253</meta:creation-date>
    <dc:date>2018-05-26T15:41:43.064150098</dc:date>
    <meta:editing-duration>PT36M32S</meta:editing-duration>
    <meta:editing-cycles>6</meta:editing-cycles>
    <meta:generator>LibreOffice/5.1.6.2$Linux_X86_64 LibreOffice_project/10m0$Build-2</meta:generator>
    <meta:document-statistic meta:table-count="2" meta:cell-count="5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7cm" svg:height="16.295cm" xlink:href=".." xlink:type="simple" chart:class="chart:bar" chart:style-name="ch1">
        <chart:title svg:x="10.182cm" svg:y="0.461cm" chart:style-name="ch2">
          <text:p>Temps de calcul des différents algorithmes</text:p>
        </chart:title>
        <chart:legend chart:legend-position="end" svg:x="25.913cm" svg:y="7.35cm" style:legend-expansion="high" chart:style-name="ch3"/>
        <chart:plot-area chart:style-name="ch4" table:cell-range-address="Sheet1.A1:Sheet1.A51 Sheet1.D1:Sheet1.D51 Sheet1.G1:Sheet1.G51" chart:data-source-has-labels="row" svg:x="1.96cm" svg:y="1.565cm" svg:width="23.374cm" svg:height="14.405cm">
          <chartooo:coordinate-region svg:x="3.137cm" svg:y="1.765cm" svg:width="22.197cm" svg:height="14.006cm"/>
          <chart:axis chart:dimension="x" chart:name="primary-x" chart:style-name="ch5"/>
          <chart:axis chart:dimension="y" chart:name="primary-y" chart:style-name="ch6">
            <chart:title svg:x="0.451cm" svg:y="9.287cm" chart:style-name="ch7">
              <text:p>Temps
en ms</text:p>
            </chart:title>
            <chart:grid chart:style-name="ch8" chart:class="major"/>
          </chart:axis>
          <chart:series chart:style-name="ch9" chart:values-cell-range-address="Sheet1.A2:Sheet1.A51" chart:label-cell-address="Sheet1.A1:Sheet1.A1" chart:class="chart:bar">
            <chart:data-point chart:repeated="50"/>
          </chart:series>
          <chart:series chart:style-name="ch10" chart:values-cell-range-address="Sheet1.D2:Sheet1.D51" chart:label-cell-address="Sheet1.D1:Sheet1.D1" chart:class="chart:bar">
            <chart:data-point chart:repeated="50"/>
          </chart:series>
          <chart:series chart:style-name="ch11" chart:values-cell-range-address="Sheet1.G2:Sheet1.G51" chart:label-cell-address="Sheet1.G1:Sheet1.G1" chart:class="chart:ba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llman temps</text:p>
                <draw:g>
                  <svg:desc>Sheet1.A1:Sheet1.A1</svg:desc>
                </draw:g>
              </table:table-cell>
              <table:table-cell office:value-type="string">
                <text:p>Dijkstra temps</text:p>
                <draw:g>
                  <svg:desc>Sheet1.D1:Sheet1.D1</svg:desc>
                </draw:g>
              </table:table-cell>
              <table:table-cell office:value-type="string">
                <text:p>Astar temp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82">
                <text:p>9482</text:p>
                <draw:g>
                  <svg:desc>Sheet1.A2:Sheet1.A51</svg:desc>
                </draw:g>
              </table:table-cell>
              <table:table-cell office:value-type="float" office:value="60">
                <text:p>60</text:p>
                <draw:g>
                  <svg:desc>Sheet1.D2:Sheet1.D51</svg:desc>
                </draw:g>
              </table:table-cell>
              <table:table-cell office:value-type="float" office:value="25">
                <text:p>25</text:p>
                <draw:g>
                  <svg:desc>Sheet1.G2:Sheet1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59">
                <text:p>875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87">
                <text:p>10087</text:p>
              </table:table-cell>
              <table:table-cell office:value-type="float" office:value="531">
                <text:p>53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96">
                <text:p>8796</text:p>
              </table:table-cell>
              <table:table-cell office:value-type="float" office:value="421">
                <text:p>42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07">
                <text:p>9107</text:p>
              </table:table-cell>
              <table:table-cell office:value-type="float" office:value="280">
                <text:p>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95">
                <text:p>9795</text:p>
              </table:table-cell>
              <table:table-cell office:value-type="float" office:value="524">
                <text:p>5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13">
                <text:p>12013</text:p>
              </table:table-cell>
              <table:table-cell office:value-type="float" office:value="301">
                <text:p>30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41">
                <text:p>8041</text:p>
              </table:table-cell>
              <table:table-cell office:value-type="float" office:value="463">
                <text:p>4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92">
                <text:p>8792</text:p>
              </table:table-cell>
              <table:table-cell office:value-type="float" office:value="299">
                <text:p>29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23">
                <text:p>9523</text:p>
              </table:table-cell>
              <table:table-cell office:value-type="float" office:value="277">
                <text:p>27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58">
                <text:p>9358</text:p>
              </table:table-cell>
              <table:table-cell office:value-type="float" office:value="467">
                <text:p>46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70">
                <text:p>7570</text:p>
              </table:table-cell>
              <table:table-cell office:value-type="float" office:value="102">
                <text:p>1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83">
                <text:p>8683</text:p>
              </table:table-cell>
              <table:table-cell office:value-type="float" office:value="213">
                <text:p>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59">
                <text:p>9459</text:p>
              </table:table-cell>
              <table:table-cell office:value-type="float" office:value="201">
                <text:p>2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73">
                <text:p>8973</text:p>
              </table:table-cell>
              <table:table-cell office:value-type="float" office:value="514">
                <text:p>51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54">
                <text:p>9754</text:p>
              </table:table-cell>
              <table:table-cell office:value-type="float" office:value="322">
                <text:p>32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61">
                <text:p>9361</text:p>
              </table:table-cell>
              <table:table-cell office:value-type="float" office:value="290">
                <text:p>2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62">
                <text:p>10562</text:p>
              </table:table-cell>
              <table:table-cell office:value-type="float" office:value="199">
                <text:p>1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66">
                <text:p>10966</text:p>
              </table:table-cell>
              <table:table-cell office:value-type="float" office:value="205">
                <text:p>2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93">
                <text:p>7093</text:p>
              </table:table-cell>
              <table:table-cell office:value-type="float" office:value="315">
                <text:p>3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39">
                <text:p>9039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68">
                <text:p>7268</text:p>
              </table:table-cell>
              <table:table-cell office:value-type="float" office:value="170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82">
                <text:p>8782</text:p>
              </table:table-cell>
              <table:table-cell office:value-type="float" office:value="69">
                <text:p>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61">
                <text:p>8161</text:p>
              </table:table-cell>
              <table:table-cell office:value-type="float" office:value="345">
                <text:p>3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70">
                <text:p>9270</text:p>
              </table:table-cell>
              <table:table-cell office:value-type="float" office:value="501">
                <text:p>50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49">
                <text:p>11949</text:p>
              </table:table-cell>
              <table:table-cell office:value-type="float" office:value="502">
                <text:p>5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91">
                <text:p>10091</text:p>
              </table:table-cell>
              <table:table-cell office:value-type="float" office:value="290">
                <text:p>29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42">
                <text:p>7742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28">
                <text:p>8928</text:p>
              </table:table-cell>
              <table:table-cell office:value-type="float" office:value="383">
                <text:p>38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14">
                <text:p>11814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27">
                <text:p>1242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46">
                <text:p>9146</text:p>
              </table:table-cell>
              <table:table-cell office:value-type="float" office:value="472">
                <text:p>47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57">
                <text:p>8057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11">
                <text:p>8711</text:p>
              </table:table-cell>
              <table:table-cell office:value-type="float" office:value="171">
                <text:p>1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777">
                <text:p>9777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99">
                <text:p>8899</text:p>
              </table:table-cell>
              <table:table-cell office:value-type="float" office:value="274">
                <text:p>27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21">
                <text:p>9021</text:p>
              </table:table-cell>
              <table:table-cell office:value-type="float" office:value="231">
                <text:p>23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97">
                <text:p>7297</text:p>
              </table:table-cell>
              <table:table-cell office:value-type="float" office:value="103">
                <text:p>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716">
                <text:p>10716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25">
                <text:p>6525</text:p>
              </table:table-cell>
              <table:table-cell office:value-type="float" office:value="186">
                <text:p>1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89">
                <text:p>7989</text:p>
              </table:table-cell>
              <table:table-cell office:value-type="float" office:value="195">
                <text:p>1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19">
                <text:p>7319</text:p>
              </table:table-cell>
              <table:table-cell office:value-type="float" office:value="502">
                <text:p>50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47">
                <text:p>10947</text:p>
              </table:table-cell>
              <table:table-cell office:value-type="float" office:value="429">
                <text:p>42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91">
                <text:p>8491</text:p>
              </table:table-cell>
              <table:table-cell office:value-type="float" office:value="186">
                <text:p>1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54">
                <text:p>715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12">
                <text:p>9312</text:p>
              </table:table-cell>
              <table:table-cell office:value-type="float" office:value="305">
                <text:p>30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75">
                <text:p>7875</text:p>
              </table:table-cell>
              <table:table-cell office:value-type="float" office:value="420">
                <text:p>42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65">
                <text:p>7065</text:p>
              </table:table-cell>
              <table:table-cell office:value-type="float" office:value="90">
                <text:p>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242">
                <text:p>8242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930">
                <text:p>10930</text:p>
              </table:table-cell>
              <table:table-cell office:value-type="float" office:value="444">
                <text:p>444</text:p>
              </table:table-cell>
              <table:table-cell office:value-type="float" office:value="501">
                <text:p>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627cm" svg:height="16.665cm" xlink:href=".." xlink:type="simple" chart:class="chart:bar" chart:style-name="ch1">
        <chart:title svg:x="9.544cm" svg:y="0.469cm" chart:style-name="ch2">
          <text:p>Nombre de noeuds évalués par le Dijkstra et par l'A*</text:p>
        </chart:title>
        <chart:legend chart:legend-position="end" svg:x="25.379cm" svg:y="7.784cm" style:legend-expansion="high" chart:style-name="ch3"/>
        <chart:plot-area chart:style-name="ch4" table:cell-range-address="Sheet1.E1:Sheet1.E51 Sheet1.H1:Sheet1.H51" chart:data-source-has-labels="row" svg:x="1.973cm" svg:y="1.581cm" svg:width="22.814cm" svg:height="14.751cm">
          <chartooo:coordinate-region svg:x="3.335cm" svg:y="1.78cm" svg:width="21.452cm" svg:height="14.353cm"/>
          <chart:axis chart:dimension="x" chart:name="primary-x" chart:style-name="ch5"/>
          <chart:axis chart:dimension="y" chart:name="primary-y" chart:style-name="ch6">
            <chart:title svg:x="0.451cm" svg:y="9.781cm" chart:style-name="ch7">
              <text:p>Nombre
de noeuds</text:p>
            </chart:title>
            <chart:grid chart:style-name="ch8" chart:class="major"/>
          </chart:axis>
          <chart:series chart:style-name="ch9" chart:values-cell-range-address="Sheet1.E2:Sheet1.E51" chart:label-cell-address="Sheet1.E1:Sheet1.E1" chart:class="chart:bar">
            <chart:data-point chart:repeated="50"/>
          </chart:series>
          <chart:series chart:style-name="ch10" chart:values-cell-range-address="Sheet1.H2:Sheet1.H51" chart:label-cell-address="Sheet1.H1:Sheet1.H1" chart:class="chart:ba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 nodes évalués</text:p>
                <draw:g>
                  <svg:desc>Sheet1.E1:Sheet1.E1</svg:desc>
                </draw:g>
              </table:table-cell>
              <table:table-cell office:value-type="string">
                <text:p>Astar nodes évalué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77">
                <text:p>7477</text:p>
                <draw:g>
                  <svg:desc>Sheet1.E2:Sheet1.E51</svg:desc>
                </draw:g>
              </table:table-cell>
              <table:table-cell office:value-type="float" office:value="2996">
                <text:p>2996</text:p>
                <draw:g>
                  <svg:desc>Sheet1.H2:Sheet1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88">
                <text:p>5788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698">
                <text:p>112698</text:p>
              </table:table-cell>
              <table:table-cell office:value-type="float" office:value="71355">
                <text:p>71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936">
                <text:p>54936</text:p>
              </table:table-cell>
              <table:table-cell office:value-type="float" office:value="35252">
                <text:p>35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663">
                <text:p>37663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872">
                <text:p>112872</text:p>
              </table:table-cell>
              <table:table-cell office:value-type="float" office:value="21659">
                <text:p>21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97">
                <text:p>53397</text:p>
              </table:table-cell>
              <table:table-cell office:value-type="float" office:value="47772">
                <text:p>47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972">
                <text:p>114972</text:p>
              </table:table-cell>
              <table:table-cell office:value-type="float" office:value="18953">
                <text:p>18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843">
                <text:p>40843</text:p>
              </table:table-cell>
              <table:table-cell office:value-type="float" office:value="25067">
                <text:p>25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733">
                <text:p>37733</text:p>
              </table:table-cell>
              <table:table-cell office:value-type="float" office:value="17110">
                <text:p>17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783">
                <text:p>127783</text:p>
              </table:table-cell>
              <table:table-cell office:value-type="float" office:value="79557">
                <text:p>79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260">
                <text:p>40260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97">
                <text:p>23097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937">
                <text:p>32937</text:p>
              </table:table-cell>
              <table:table-cell office:value-type="float" office:value="13609">
                <text:p>13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115">
                <text:p>131115</text:p>
              </table:table-cell>
              <table:table-cell office:value-type="float" office:value="83077">
                <text:p>83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587">
                <text:p>84587</text:p>
              </table:table-cell>
              <table:table-cell office:value-type="float" office:value="57824">
                <text:p>57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249">
                <text:p>66249</text:p>
              </table:table-cell>
              <table:table-cell office:value-type="float" office:value="44691">
                <text:p>44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499">
                <text:p>38499</text:p>
              </table:table-cell>
              <table:table-cell office:value-type="float" office:value="21293">
                <text:p>21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915">
                <text:p>59915</text:p>
              </table:table-cell>
              <table:table-cell office:value-type="float" office:value="14444">
                <text:p>1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700">
                <text:p>91700</text:p>
              </table:table-cell>
              <table:table-cell office:value-type="float" office:value="21346">
                <text:p>21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97">
                <text:p>5597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715">
                <text:p>68715</text:p>
              </table:table-cell>
              <table:table-cell office:value-type="float" office:value="11107">
                <text:p>11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405">
                <text:p>35405</text:p>
              </table:table-cell>
              <table:table-cell office:value-type="float" office:value="13855">
                <text:p>13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351">
                <text:p>96351</text:p>
              </table:table-cell>
              <table:table-cell office:value-type="float" office:value="34876">
                <text:p>34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985">
                <text:p>107985</text:p>
              </table:table-cell>
              <table:table-cell office:value-type="float" office:value="66057">
                <text:p>66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140">
                <text:p>104140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833">
                <text:p>69833</text:p>
              </table:table-cell>
              <table:table-cell office:value-type="float" office:value="49619">
                <text:p>49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52">
                <text:p>29952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448">
                <text:p>84448</text:p>
              </table:table-cell>
              <table:table-cell office:value-type="float" office:value="54610">
                <text:p>546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81">
                <text:p>33481</text:p>
              </table:table-cell>
              <table:table-cell office:value-type="float" office:value="13221">
                <text:p>13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98">
                <text:p>4898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749">
                <text:p>100749</text:p>
              </table:table-cell>
              <table:table-cell office:value-type="float" office:value="49852">
                <text:p>49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791">
                <text:p>32791</text:p>
              </table:table-cell>
              <table:table-cell office:value-type="float" office:value="13066">
                <text:p>13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213">
                <text:p>60213</text:p>
              </table:table-cell>
              <table:table-cell office:value-type="float" office:value="13235">
                <text:p>13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28">
                <text:p>9028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989">
                <text:p>85989</text:p>
              </table:table-cell>
              <table:table-cell office:value-type="float" office:value="29078">
                <text:p>29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865">
                <text:p>64865</text:p>
              </table:table-cell>
              <table:table-cell office:value-type="float" office:value="23748">
                <text:p>237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245">
                <text:p>3724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25">
                <text:p>19625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787">
                <text:p>55787</text:p>
              </table:table-cell>
              <table:table-cell office:value-type="float" office:value="11238">
                <text:p>11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950">
                <text:p>70950</text:p>
              </table:table-cell>
              <table:table-cell office:value-type="float" office:value="13574">
                <text:p>135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641">
                <text:p>121641</text:p>
              </table:table-cell>
              <table:table-cell office:value-type="float" office:value="34930">
                <text:p>349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983">
                <text:p>112983</text:p>
              </table:table-cell>
              <table:table-cell office:value-type="float" office:value="78910">
                <text:p>789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021">
                <text:p>55021</text:p>
              </table:table-cell>
              <table:table-cell office:value-type="float" office:value="20048">
                <text:p>20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91">
                <text:p>6291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005">
                <text:p>51005</text:p>
              </table:table-cell>
              <table:table-cell office:value-type="float" office:value="48811">
                <text:p>48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242">
                <text:p>112242</text:p>
              </table:table-cell>
              <table:table-cell office:value-type="float" office:value="34930">
                <text:p>349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37">
                <text:p>43937</text:p>
              </table:table-cell>
              <table:table-cell office:value-type="float" office:value="16077">
                <text:p>16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56">
                <text:p>645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192">
                <text:p>110192</text:p>
              </table:table-cell>
              <table:table-cell office:value-type="float" office:value="72177">
                <text:p>72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883cm" svg:height="17.934cm" xlink:href=".." xlink:type="simple" chart:class="chart:bar" chart:style-name="ch1">
        <chart:title svg:x="11.307cm" svg:y="0.494cm" chart:style-name="ch2">
          <text:p>Taille de la file de priorité du Dijkstra et de l'A*</text:p>
        </chart:title>
        <chart:legend chart:legend-position="end" svg:x="27.318cm" svg:y="8.419cm" style:legend-expansion="high" chart:style-name="ch3"/>
        <chart:plot-area chart:style-name="ch4" table:cell-range-address="Sheet1.F1:Sheet1.F51 Sheet1.I1:Sheet1.I51" chart:data-source-has-labels="row" svg:x="1.648cm" svg:y="1.631cm" svg:width="25.033cm" svg:height="15.945cm">
          <chartooo:coordinate-region svg:x="2.64cm" svg:y="1.831cm" svg:width="24.041cm" svg:height="15.546cm"/>
          <chart:axis chart:dimension="x" chart:name="primary-x" chart:style-name="ch5"/>
          <chart:axis chart:dimension="y" chart:name="primary-y" chart:style-name="ch6">
            <chart:title svg:x="0.451cm" svg:y="11.407cm" chart:style-name="ch7">
              <text:p>Taille de la file depriorité</text:p>
            </chart:title>
            <chart:grid chart:style-name="ch8" chart:class="major"/>
          </chart:axis>
          <chart:series chart:style-name="ch9" chart:values-cell-range-address="Sheet1.F2:Sheet1.F51" chart:label-cell-address="Sheet1.F1:Sheet1.F1" chart:class="chart:bar">
            <chart:data-point chart:repeated="50"/>
          </chart:series>
          <chart:series chart:style-name="ch10" chart:values-cell-range-address="Sheet1.I2:Sheet1.I51" chart:label-cell-address="Sheet1.I1:Sheet1.I1" chart:class="chart:ba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 taille max du tas</text:p>
                <draw:g>
                  <svg:desc>Sheet1.F1:Sheet1.F1</svg:desc>
                </draw:g>
              </table:table-cell>
              <table:table-cell office:value-type="string">
                <text:p>Astar taille max du ta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">
                <text:p>186</text:p>
                <draw:g>
                  <svg:desc>Sheet1.F2:Sheet1.F51</svg:desc>
                </draw:g>
              </table:table-cell>
              <table:table-cell office:value-type="float" office:value="196">
                <text:p>196</text:p>
                <draw:g>
                  <svg:desc>Sheet1.I2:Sheet1.I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">
                <text:p>1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2">
                <text:p>34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0">
                <text:p>39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">
                <text:p>27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8">
                <text:p>46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">
                <text:p>37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">
                <text:p>35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5">
                <text:p>32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1">
                <text:p>31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">
                <text:p>31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">
                <text:p>20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">
                <text:p>3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2">
                <text:p>35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8">
                <text:p>26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1">
                <text:p>27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">
                <text:p>24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8">
                <text:p>41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8">
                <text:p>31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">
                <text:p>16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">
                <text:p>21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">
                <text:p>20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">
                <text:p>32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3">
                <text:p>35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">
                <text:p>37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">
                <text:p>28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8">
                <text:p>23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">
                <text:p>31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1">
                <text:p>23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7">
                <text:p>37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9">
                <text:p>24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7">
                <text:p>28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">
                <text:p>17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6">
                <text:p>36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9">
                <text:p>21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">
                <text:p>1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6">
                <text:p>35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9">
                <text:p>38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1">
                <text:p>31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5">
                <text:p>32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0">
                <text:p>32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7">
                <text:p>34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8">
                <text:p>2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0">
                <text:p>370</text:p>
              </table:table-cell>
              <table:table-cell office:value-type="float" office:value="588">
                <text:p>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